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text-properties fo:color="#0a0a0a" style:font-name-complex="Times New Roman"/>
    </style:style>
    <style:style style:name="P2" style:family="paragraph" style:parent-style-name="Text_20_body">
      <style:text-properties officeooo:paragraph-rsid="001a14a2"/>
    </style:style>
    <style:style style:name="P3" style:family="paragraph" style:parent-style-name="Standard">
      <style:text-properties style:font-name-complex="Times New Roman"/>
    </style:style>
    <style:style style:name="P4" style:family="paragraph" style:parent-style-name="Standard">
      <style:text-properties fo:language="cs" fo:country="CZ" style:font-name-complex="Times New Roman"/>
    </style:style>
    <style:style style:name="P5" style:family="paragraph" style:parent-style-name="Standard">
      <style:text-properties fo:font-weight="bold" style:font-weight-asian="bold" style:font-name-complex="Times New Roman" style:font-weight-complex="bold"/>
    </style:style>
    <style:style style:name="P6" style:family="paragraph" style:parent-style-name="Standard">
      <style:text-properties officeooo:paragraph-rsid="001a14a2"/>
    </style:style>
    <style:style style:name="P7" style:family="paragraph" style:parent-style-name="Standard">
      <style:paragraph-properties fo:margin-left="0cm" fo:margin-right="0.079cm" fo:text-indent="0cm" style:auto-text-indent="false"/>
    </style:style>
    <style:style style:name="P8" style:family="paragraph" style:parent-style-name="Standard">
      <style:paragraph-properties fo:margin-left="0cm" fo:margin-right="0.079cm" fo:text-indent="0cm" style:auto-text-indent="false"/>
      <style:text-properties style:font-name-complex="Times New Roman"/>
    </style:style>
    <style:style style:name="P9" style:family="paragraph" style:parent-style-name="Standard">
      <style:paragraph-properties fo:margin-left="0cm" fo:margin-right="0.079cm" fo:text-align="center" style:justify-single-word="false" fo:text-indent="0cm" style:auto-text-indent="false"/>
      <style:text-properties fo:font-weight="bold" style:font-weight-asian="bold" style:font-name-complex="Times New Roman" style:font-weight-complex="bold"/>
    </style:style>
    <style:style style:name="P10" style:family="paragraph" style:parent-style-name="Text_20_body" style:master-page-name="MP0">
      <style:paragraph-properties style:page-number="auto" fo:break-before="page"/>
    </style:style>
    <style:style style:name="P11" style:family="paragraph">
      <style:text-properties fo:language="cs" fo:country="CZ"/>
    </style:style>
    <style:style style:name="P12" style:family="paragraph" style:parent-style-name="Standard">
      <style:paragraph-properties fo:margin-left="0cm" fo:margin-right="0.079cm" fo:text-indent="0cm" style:auto-text-indent="false"/>
      <style:text-properties style:font-name-complex="Times New Roman"/>
    </style:style>
    <style:style style:name="T1" style:family="text">
      <style:text-properties fo:color="#0a0a0a" style:font-name-complex="Times New Roman"/>
    </style:style>
    <style:style style:name="T2" style:family="text">
      <style:text-properties fo:font-weight="bold" officeooo:rsid="001ac695" style:font-weight-asian="bold" style:font-name-complex="Times New Roman" style:font-weight-complex="bold"/>
    </style:style>
    <style:style style:name="T3" style:family="text">
      <style:text-properties fo:language="cs" fo:country="CZ" style:font-name-complex="Times New Roman"/>
    </style:style>
    <style:style style:name="T4" style:family="text">
      <style:text-properties fo:language="cs" fo:country="CZ" officeooo:rsid="001a14a2" style:font-name-complex="Times New Roman"/>
    </style:style>
    <style:style style:name="T5" style:family="text">
      <style:text-properties fo:language="cs" fo:country="CZ" officeooo:rsid="001ac695" style:font-name-complex="Times New Roman"/>
    </style:style>
    <style:style style:name="T6" style:family="text">
      <style:text-properties fo:language="cs" fo:country="CZ" fo:font-weight="bold" officeooo:rsid="001a14a2" style:font-weight-asian="bold" style:font-name-complex="Times New Roman" style:font-weight-complex="bold"/>
    </style:style>
    <style:style style:name="T7" style:family="text">
      <style:text-properties style:font-name-complex="Times New Roman"/>
    </style:style>
    <style:style style:name="T8" style:family="text">
      <style:text-properties officeooo:rsid="001ac695" style:font-name-complex="Times New Roman"/>
    </style:style>
    <style:style style:name="T9" style:family="text">
      <style:text-properties style:use-window-font-color="true" fo:language="cs" fo:country="CZ" fo:font-weight="bold" style:font-weight-asian="bold" style:font-name-complex="Times New Roman"/>
    </style:style>
    <style:style style:name="T10" style:family="text">
      <style:text-properties style:use-window-font-color="true" fo:language="cs" fo:country="CZ" fo:font-weight="bold" officeooo:rsid="001a14a2" style:font-weight-asian="bold" style:font-name-complex="Times New Roman"/>
    </style:style>
    <style:style style:name="T11" style:family="text">
      <style:text-properties style:use-window-font-color="true" fo:font-weight="bold" style:font-weight-asian="bold" style:font-name-complex="Times New Roman" style:font-weight-complex="bold"/>
    </style:style>
    <style:style style:name="T12" style:family="text">
      <style:text-properties officeooo:rsid="001ac6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trong_20_Emphasis"><text:span text:style-name="T1">Česká pirátská strana</text:span></text:span><text:span text:style-name="Standardní_20_písmo_20_odstavce"><text:span text:style-name="T1"><text:line-break/>Řehořova 943/19</text:span></text:span></text:p>
      <text:p text:style-name="Text_20_body"><text:span text:style-name="Standardní_20_písmo_20_odstavce"><text:span text:style-name="T1">130 00 Praha 3</text:span></text:span></text:p>
      <text:p text:style-name="P1">IČ: 71339698</text:p>
      <text:p text:style-name="P2"><text:span text:style-name="Standardní_20_písmo_20_odstavce"><text:span text:style-name="T9">Zastoupen</text:span></text:span><text:span text:style-name="Standardní_20_písmo_20_odstavce"><text:span text:style-name="T10">á Pavlem Štěpánkem</text:span></text:span></text:p>
      <text:p text:style-name="P6"><text:span text:style-name="Standardní_20_písmo_20_odstavce"><text:span text:style-name="T11">jako dárce a</text:span></text:span></text:p>
      <text:p text:style-name="P3"/>
      <text:p text:style-name="Standard"><text:span text:style-name="Standardní_20_písmo_20_odstavce"><text:span text:style-name="T3">Sociální služby</text:span></text:span><text:span text:style-name="Standardní_20_písmo_20_odstavce"><text:span text:style-name="T7"> Česká Třebová</text:span></text:span></text:p>
      <text:p text:style-name="P4">Bezděkov 918</text:p>
      <text:p text:style-name="P4">560 02 Česká Třebová</text:p>
      <text:p text:style-name="Standard"><text:span text:style-name="Standardní_20_písmo_20_odstavce"><text:span text:style-name="T7">IČ:</text:span></text:span><text:span text:style-name="Standardní_20_písmo_20_odstavce"><text:span text:style-name="T3"> 70933341</text:span></text:span></text:p>
      <text:p text:style-name="Standard"><text:span text:style-name="Standardní_20_písmo_20_odstavce"><text:span text:style-name="T3">Z</text:span></text:span><text:span text:style-name="Standardní_20_písmo_20_odstavce"><text:span text:style-name="T7">astoupený</text:span></text:span><text:span text:style-name="Standardní_20_písmo_20_odstavce"><text:span text:style-name="T3">: Bc. Josefem Jurenkou, ředitelem</text:span></text:span></text:p>
      <text:p text:style-name="P5"/>
      <text:p text:style-name="P5">jako obdarovaný</text:p>
      <text:p text:style-name="P5"/>
      <text:p text:style-name="P8">uzavírají v souladu a § 2055 a násl. Zákona č. 89/2012 Sb., občanský zákoník, ve znění pozdějších předpisů tuto:</text:p>
      <text:p text:style-name="P9">darovací smlouvu</text:p>
      <text:p text:style-name="P9"/>
      <text:p text:style-name="P9">I.</text:p>
      <text:p text:style-name="P7"><text:span text:style-name="Standardní_20_písmo_20_odstavce"><text:span text:style-name="T7">Dárce prohlašuje, že je výlučným vlastníkem movité věci – </text:span></text:span><text:span text:style-name="Standardní_20_písmo_20_odstavce"><text:span text:style-name="T2">Sestava PC</text:span></text:span><text:span text:style-name="Standardní_20_písmo_20_odstavce"><text:span text:style-name="T3"> </text:span></text:span><text:span text:style-name="Standardní_20_písmo_20_odstavce"><text:span text:style-name="T5">(PC vč. Win XP, monitor, klávesnice, myš) </text:span></text:span><text:span text:style-name="Standardní_20_písmo_20_odstavce"><text:span text:style-name="T4">v hodnotě zhruba </text:span></text:span><text:span text:style-name="Standardní_20_písmo_20_odstavce"><text:span text:style-name="T6">1500</text:span></text:span><text:span text:style-name="Standardní_20_písmo_20_odstavce"><text:span text:style-name="T4">,- Kč</text:span></text:span><text:span text:style-name="Standardní_20_písmo_20_odstavce"><text:span text:style-name="T7"> a touto smlouvou tuto movitou věc (dále jen dar) daruje a obdarovaný je přijímá do svého vlastnictví.</text:span></text:span></text:p>
      <text:p text:style-name="P9">II.</text:p>
      <text:p text:style-name="P8">Obdarovaný je právnickou osobou se sídlem na území České Republiky.</text:p>
      <text:p text:style-name="P9">III.</text:p>
      <text:p text:style-name="P8">Obdarovaný tento dar použije k účelům vzdělávaní a užívání Seniory.</text:p>
      <text:p text:style-name="P9">IV.</text:p>
      <text:p text:style-name="P8">Dárce je oprávněn vykázat výše uvedenou částku ve svém daňovém přiznání jako dar na podporu Seniorů ve smyslu č. 586/1992 Sb., o dani z příjmů, ve znění pozdejších předpisů.</text:p>
      <text:p text:style-name="P9">V.</text:p>
      <text:p text:style-name="P8">Dar bude v Domově seniorů zanechán po školení seniorů v rámci Participativního projektu na vzdělávání seniorů při práci s počítačem.</text:p>
      <text:p text:style-name="P9">VI.</text:p>
      <text:p text:style-name="P8">Obě strany se zavazují, že budou o daru účtovat ve svém účetnictví v souladu s touto smlouvou.</text:p>
      <text:p text:style-name="P9">VII.</text:p>
      <text:p text:style-name="P8">Tato smlouva je vyhotovena ve dvou verzích, přičemž káždá smluvní strana obdrží jedno vyhotovení. Smlouva nabývá platnosti a účinosti dnem podpisu obou smluvních stran.</text:p>
      <text:p>Přijetí daru bylo schváleno Usnesením Rady města Česká Třebová č <text:span text:style-name="T12">717</text:span>ze dn<text:span text:style-name="T12">e 9.7.2018</text:span></text:p>
      <text:p text:style-name="P8"/>
      <text:p text:style-name="P8">V České Třebové dne: <text:s text:c="62"/>V České Třebové dne:</text:p>
      <text:p text:style-name="P8"/>
      <text:p text:style-name="P8"/>
      <text:p text:style-name="P8"/>
      <text:p text:style-name="P8"/>
      <text:p text:style-name="P8">..................................... <text:s text:c="63"/>.......................................</text:p>
      <text:p text:style-name="P7"><text:span text:style-name="Standardní_20_písmo_20_odstavce"><text:span text:style-name="T7"><text:s text:c="10"/>Dárce <text:s text:c="93"/>Obdarovaný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MS Gothic" style:font-family-asian="'MS Gothic'" style:font-family-generic-asian="modern" style:font-pitch-asian="fixed" style:font-size-asian="24pt" style:font-weight-asian="bold" style:font-size-complex="24pt" style:font-weight-complex="bold" fo:hyphenate="fals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1.349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meta:creation-date>2009-04-16T11:32:00Z</meta:creation-date>
    <dc:date>2018-08-29T09:04:18.499000000</dc:date>
    <meta:editing-cycles>10</meta:editing-cycles>
    <meta:editing-duration>PT56M19S</meta:editing-duration>
    <meta:document-statistic meta:table-count="0" meta:image-count="0" meta:object-count="0" meta:page-count="1" meta:paragraph-count="31" meta:word-count="238" meta:character-count="1767" meta:non-whitespace-character-count="133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